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d054" officeooo:paragraph-rsid="0019ee5d"/>
    </style:style>
    <style:style style:name="P2" style:family="paragraph" style:parent-style-name="Standard">
      <style:paragraph-properties fo:text-align="start" style:justify-single-word="false"/>
      <style:text-properties officeooo:rsid="0017d054" officeooo:paragraph-rsid="0017d054"/>
    </style:style>
    <style:style style:name="P3" style:family="paragraph" style:parent-style-name="Standard">
      <style:paragraph-properties fo:text-align="start" style:justify-single-word="false"/>
      <style:text-properties officeooo:rsid="0017d054" officeooo:paragraph-rsid="0019ee5d"/>
    </style:style>
    <style:style style:name="P4" style:family="paragraph" style:parent-style-name="Standard">
      <style:paragraph-properties fo:text-align="start" style:justify-single-word="false"/>
      <style:text-properties officeooo:rsid="001923a6" officeooo:paragraph-rsid="001923a6"/>
    </style:style>
    <style:style style:name="P5" style:family="paragraph" style:parent-style-name="Standard">
      <style:paragraph-properties fo:text-align="start" style:justify-single-word="false"/>
      <style:text-properties officeooo:rsid="001b7183" officeooo:paragraph-rsid="001b7183"/>
    </style:style>
    <style:style style:name="P6" style:family="paragraph" style:parent-style-name="Standard">
      <style:paragraph-properties fo:text-align="start" style:justify-single-word="false"/>
      <style:text-properties officeooo:rsid="001d2dc1" officeooo:paragraph-rsid="001d2dc1"/>
    </style:style>
    <style:style style:name="P7" style:family="paragraph" style:parent-style-name="Standard">
      <style:paragraph-properties fo:text-align="start" style:justify-single-word="false"/>
      <style:text-properties officeooo:rsid="002319cc" officeooo:paragraph-rsid="002319cc"/>
    </style:style>
    <style:style style:name="P8" style:family="paragraph" style:parent-style-name="Standard">
      <style:paragraph-properties fo:text-align="start" style:justify-single-word="false"/>
      <style:text-properties officeooo:rsid="002319cc" officeooo:paragraph-rsid="0023b0a4"/>
    </style:style>
    <style:style style:name="P9" style:family="paragraph" style:parent-style-name="Standard">
      <style:paragraph-properties fo:text-align="start" style:justify-single-word="false"/>
      <style:text-properties officeooo:rsid="0024e6b9" officeooo:paragraph-rsid="0024e6b9"/>
    </style:style>
    <style:style style:name="P10" style:family="paragraph" style:parent-style-name="Standard">
      <style:paragraph-properties fo:text-align="start" style:justify-single-word="false"/>
      <style:text-properties officeooo:rsid="0025254d" officeooo:paragraph-rsid="0025254d"/>
    </style:style>
    <style:style style:name="P11" style:family="paragraph" style:parent-style-name="Standard">
      <style:paragraph-properties fo:text-align="start" style:justify-single-word="false"/>
      <style:text-properties officeooo:rsid="0026fb4d" officeooo:paragraph-rsid="0026fb4d"/>
    </style:style>
    <style:style style:name="P12" style:family="paragraph" style:parent-style-name="Standard">
      <style:paragraph-properties fo:text-align="start" style:justify-single-word="false"/>
      <style:text-properties officeooo:rsid="002a9a35" officeooo:paragraph-rsid="002a9a35"/>
    </style:style>
    <style:style style:name="P13" style:family="paragraph" style:parent-style-name="Standard">
      <style:paragraph-properties fo:text-align="center" style:justify-single-word="false"/>
      <style:text-properties officeooo:rsid="0017d054" officeooo:paragraph-rsid="0019ee5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9ee5d" officeooo:paragraph-rsid="0019ee5d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d2dc1" officeooo:paragraph-rsid="001d2dc1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24e6b9" officeooo:paragraph-rsid="0024e6b9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26fb4d" officeooo:paragraph-rsid="0026fb4d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5pt" fo:font-weight="bold" officeooo:rsid="002b7e22" officeooo:paragraph-rsid="002b7e22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rsid="001923a6" officeooo:paragraph-rsid="001923a6"/>
    </style:style>
    <style:style style:name="P20" style:family="paragraph" style:parent-style-name="Standard">
      <style:paragraph-properties fo:text-align="start" style:justify-single-word="false"/>
      <style:text-properties officeooo:rsid="0026fb4d" officeooo:paragraph-rsid="0026fb4d"/>
    </style:style>
    <style:style style:name="T1" style:family="text">
      <style:text-properties officeooo:rsid="0021fd34"/>
    </style:style>
    <style:style style:name="T2" style:family="text">
      <style:text-properties officeooo:rsid="002b7e22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8">M.Wamiq Akram(20k-1857) <text:s text:c="69"/>LAB <text:s/>7</text:p>
      <text:p text:style-name="P14">TASK 1:</text:p>
      <text:p text:style-name="P14"/>
      <text:p text:style-name="P3">#include &lt;stdio.h&gt;</text:p>
      <text:p text:style-name="P2">#include &lt;pthread.h&gt;</text:p>
      <text:p text:style-name="P2">#include &lt;stdlib.h&gt;</text:p>
      <text:p text:style-name="P2"/>
      <text:p text:style-name="P2">void *hello(void *threadid)</text:p>
      <text:p text:style-name="P2">{</text:p>
      <text:p text:style-name="P2"><text:tab/>long tid;</text:p>
      <text:p text:style-name="P2"><text:tab/>tid =(long)threadid;</text:p>
      <text:p text:style-name="P2"><text:tab/>//printf("thread %ld\n",tid);</text:p>
      <text:p text:style-name="P2"><text:tab/>pthread_exit(NULL);</text:p>
      <text:p text:style-name="P2">}</text:p>
      <text:p text:style-name="P2"/>
      <text:p text:style-name="P2"/>
      <text:p text:style-name="P2">int main()</text:p>
      <text:p text:style-name="P2">{</text:p>
      <text:p text:style-name="P2"><text:tab/>pthread_t threads[3];</text:p>
      <text:p text:style-name="P2"><text:tab/>int rc[3];</text:p>
      <text:p text:style-name="P2"><text:tab/>for(long i=0;i&lt;3;i++)</text:p>
      <text:p text:style-name="P2"><text:tab/>{</text:p>
      <text:p text:style-name="P2"><text:tab/><text:tab/>rc[i] = pthread_create(&amp;threads[i] , NULL ,hello,(void *) i <text:s/>);</text:p>
      <text:p text:style-name="P2"><text:tab/>}</text:p>
      <text:p text:style-name="P2"><text:tab/>for(int i=0;i&lt;3;i++)</text:p>
      <text:p text:style-name="P2"><text:tab/>{</text:p>
      <text:p text:style-name="P2"><text:tab/>if(rc[i])</text:p>
      <text:p text:style-name="P2"><text:tab/><text:tab/>{</text:p>
      <text:p text:style-name="P2"><text:tab/><text:tab/><text:tab/>printf("Error\n");</text:p>
      <text:p text:style-name="P2"><text:tab/><text:tab/><text:tab/>exit(-1);<text:tab/><text:tab/></text:p>
      <text:p text:style-name="P2"><text:tab/><text:tab/>}<text:tab/><text:tab/></text:p>
      <text:p text:style-name="P2"><text:tab/><text:tab/>else</text:p>
      <text:p text:style-name="P2"><text:tab/><text:tab/>{</text:p>
      <text:p text:style-name="P2"><text:tab/><text:tab/><text:tab/>printf("thread: %d\n",i+1);</text:p>
      <text:p text:style-name="P2"><text:tab/><text:tab/>}</text:p>
      <text:p text:style-name="P2"><text:tab/>}</text:p>
      <text:p text:style-name="P2"><text:tab/>for(int i=0;i&lt;3;i++)</text:p>
      <text:p text:style-name="P2"><text:tab/>{</text:p>
      <text:p text:style-name="P2"><text:tab/><text:tab/> if(rc[i]==0)</text:p>
      <text:p text:style-name="P2"><text:tab/><text:tab/>{</text:p>
      <text:p text:style-name="P2"><text:tab/><text:tab/><text:tab/>printf("thread %d <text:s/>return 0\n",i+1);</text:p>
      <text:p text:style-name="P2"><text:tab/><text:tab/>}</text:p>
      <text:p text:style-name="P2"/>
      <text:p text:style-name="P2"><text:tab/>}</text:p>
      <text:p text:style-name="P2">}</text:p>
      <text:p text:style-name="P2"><text:soft-page-break/></text:p>
      <text:p text:style-name="P4"><text:span text:style-name="T3">TASK 2:</text:span></text:p>
      <text:p text:style-name="P4"/>
      <text:p text:style-name="P5">#include &lt;stdio.h&gt;</text:p>
      <text:p text:style-name="P5">#include &lt;pthread.h&gt;</text:p>
      <text:p text:style-name="P5">#include &lt;stdlib.h&gt;</text:p>
      <text:p text:style-name="P5"/>
      <text:p text:style-name="P5">void *table1()</text:p>
      <text:p text:style-name="P5">{</text:p>
      <text:p text:style-name="P5"><text:tab/>for(int i=0; i&lt;10<text:span text:style-name="T1">00;</text:span> i++)</text:p>
      <text:p text:style-name="P5"><text:tab/>{</text:p>
      <text:p text:style-name="P5"><text:tab/><text:tab/>printf("5 x %d = %d\n",i,5*i);</text:p>
      <text:p text:style-name="P5"><text:tab/>}</text:p>
      <text:p text:style-name="P5">}</text:p>
      <text:p text:style-name="P5">void *table2()</text:p>
      <text:p text:style-name="P5">{</text:p>
      <text:p text:style-name="P5"><text:tab/>for(int i=0; i&lt;10<text:span text:style-name="T1">00</text:span>; i++)</text:p>
      <text:p text:style-name="P5"><text:tab/>{</text:p>
      <text:p text:style-name="P5"><text:tab/><text:tab/>printf("6 x %d = %d\n",i,6*i);</text:p>
      <text:p text:style-name="P5"><text:tab/>}</text:p>
      <text:p text:style-name="P5">}</text:p>
      <text:p text:style-name="P5">void *table3()</text:p>
      <text:p text:style-name="P5">{</text:p>
      <text:p text:style-name="P5"><text:tab/>for(int i=0; i&lt;10<text:span text:style-name="T1">00</text:span>; i++)</text:p>
      <text:p text:style-name="P5"><text:tab/>{</text:p>
      <text:p text:style-name="P5"><text:tab/><text:tab/>printf("7 x %d = %d\n",i,7*i);</text:p>
      <text:p text:style-name="P5"><text:tab/>}</text:p>
      <text:p text:style-name="P5">}</text:p>
      <text:p text:style-name="P5">void *table4()</text:p>
      <text:p text:style-name="P5">{</text:p>
      <text:p text:style-name="P5"><text:tab/>for(int i=0; i&lt;10<text:span text:style-name="T1">00</text:span>; i++)</text:p>
      <text:p text:style-name="P5"><text:tab/>{</text:p>
      <text:p text:style-name="P5"><text:tab/><text:tab/>printf("8 x %d = %d\n",i,8*i);</text:p>
      <text:p text:style-name="P5"><text:tab/>}</text:p>
      <text:p text:style-name="P5">}</text:p>
      <text:p text:style-name="P5"/>
      <text:p text:style-name="P5">int main()</text:p>
      <text:p text:style-name="P5">{</text:p>
      <text:p text:style-name="P5">pthread_t thread[4];</text:p>
      <text:p text:style-name="P5">pthread_create(&amp;thread[0], NULL , table1, NULL);</text:p>
      <text:p text:style-name="P5">pthread_create(&amp;thread[1], NULL , table2, NULL);</text:p>
      <text:p text:style-name="P5">pthread_create(&amp;thread[2], NULL , table3, NULL);</text:p>
      <text:p text:style-name="P5">pthread_create(&amp;thread[3], NULL , table4, NULL);</text:p>
      <text:p text:style-name="P5">pthread_join(thread[0],NULL);</text:p>
      <text:p text:style-name="P5">pthread_join(thread[1],NULL);</text:p>
      <text:p text:style-name="P5">pthread_join(thread[2],NULL);</text:p>
      <text:p text:style-name="P5">pthread_join(thread[3],NULL);</text:p>
      <text:p text:style-name="P5">}</text:p>
      <text:p text:style-name="P5"/>
      <text:p text:style-name="P15"><text:soft-page-break/>TASK 3:</text:p>
      <text:p text:style-name="P6"/>
      <text:p text:style-name="P7">#include &lt;pthread.h&gt;</text:p>
      <text:p text:style-name="P7">#include &lt;stdio.h&gt;</text:p>
      <text:p text:style-name="P7">#include &lt;stdlib.h&gt;</text:p>
      <text:p text:style-name="P7">#include &lt;unistd.h&gt;</text:p>
      <text:p text:style-name="P7"/>
      <text:p text:style-name="P7">#define num 20</text:p>
      <text:p text:style-name="P7"/>
      <text:p text:style-name="P7">pthread_t thread[num];</text:p>
      <text:p text:style-name="P7"/>
      <text:p text:style-name="P7">void *hello(void *threadnum)</text:p>
      <text:p text:style-name="P7">{</text:p>
      <text:p text:style-name="P7">printf("Hello from thread %u - I was created in iteration %u \n",(int)pthread_self(),(int)threadnum);</text:p>
      <text:p text:style-name="P7">pthread_exit(NULL);</text:p>
      <text:p text:style-name="P7">}</text:p>
      <text:p text:style-name="P7"/>
      <text:p text:style-name="P7"/>
      <text:p text:style-name="P7"/>
      <text:p text:style-name="P7">int main()</text:p>
      <text:p text:style-name="P7">{</text:p>
      <text:p text:style-name="P7">int n;</text:p>
      <text:p text:style-name="P7">printf("Enter Number of threads you want to make: ");</text:p>
      <text:p text:style-name="P7">scanf("%d" , &amp;n);</text:p>
      <text:p text:style-name="P7"/>
      <text:p text:style-name="P7">if(n &gt; num)</text:p>
      <text:p text:style-name="P7">n = num;</text:p>
      <text:p text:style-name="P7"/>
      <text:p text:style-name="P7">for(int i=0; i&lt; n; i++)</text:p>
      <text:p text:style-name="P7">{</text:p>
      <text:p text:style-name="P7"><text:tab/>int rc = pthread_create(&amp;thread[i],NULL,hello,(void *)i);</text:p>
      <text:p text:style-name="P7"/>
      <text:p text:style-name="P7"><text:tab/>if(rc)</text:p>
      <text:p text:style-name="P7"><text:tab/>{</text:p>
      <text:p text:style-name="P7"><text:tab/><text:tab/>printf("Error from pthread_create is : <text:s/>%d \n",rc);</text:p>
      <text:p text:style-name="P7"><text:tab/><text:tab/>exit(1);</text:p>
      <text:p text:style-name="P7"><text:tab/>}</text:p>
      <text:p text:style-name="P7"/>
      <text:p text:style-name="P7"><text:tab/>printf("\n I am thread %u. Created new thread (%u) in iteration %d ...\n",(int )pthread_self(), (int)thread_id[i], i);</text:p>
      <text:p text:style-name="P7"/>
      <text:p text:style-name="P7">if( i % 5 == 0)</text:p>
      <text:p text:style-name="P7">sleep(1);</text:p>
      <text:p text:style-name="P7">}</text:p>
      <text:p text:style-name="P7"/>
      <text:p text:style-name="P7">pthread_exit(NULL);</text:p>
      <text:p text:style-name="P8">return 0;</text:p>
      <text:p text:style-name="P8">}</text:p>
      <text:p text:style-name="P8"/>
      <text:p text:style-name="P16"><text:soft-page-break/>TASK 4:</text:p>
      <text:p text:style-name="P9"/>
      <text:p text:style-name="P10">#include &lt;stdio.h&gt;</text:p>
      <text:p text:style-name="P10">#include &lt;unistd.h&gt;</text:p>
      <text:p text:style-name="P10">#include &lt;pthread.h&gt;</text:p>
      <text:p text:style-name="P10">#include &lt;stdlib.h&gt;</text:p>
      <text:p text:style-name="P10"/>
      <text:p text:style-name="P10">typedef struct{</text:p>
      <text:p text:style-name="P10">int *arr;</text:p>
      <text:p text:style-name="P10">int thread_num;</text:p>
      <text:p text:style-name="P10">}data;</text:p>
      <text:p text:style-name="P10"/>
      <text:p text:style-name="P10">int arrsize = 10;</text:p>
      <text:p text:style-name="P10"/>
      <text:p text:style-name="P10"/>
      <text:p text:style-name="P10">void *halfsum(void *p)</text:p>
      <text:p text:style-name="P10">{</text:p>
      <text:p text:style-name="P10">data *ptr =(data *)p;</text:p>
      <text:p text:style-name="P10">int n = ptr-&gt; thread_num;</text:p>
      <text:p text:style-name="P10"/>
      <text:p text:style-name="P10">int *thread_sum = (int*) calloc(1,sizeof(int));</text:p>
      <text:p text:style-name="P10"/>
      <text:p text:style-name="P10">if(n==0){</text:p>
      <text:p text:style-name="P10">for(int i=0; i&lt; arrsize/2 ; i++)</text:p>
      <text:p text:style-name="P10">thread_sum[0] = thread_sum[0] + ptr-&gt;arr[i];</text:p>
      <text:p text:style-name="P10">}</text:p>
      <text:p text:style-name="P10">else</text:p>
      <text:p text:style-name="P10">{</text:p>
      <text:p text:style-name="P10">for(int i= arrsize/2; i&lt; arrsize ; i++)</text:p>
      <text:p text:style-name="P10">thread_sum[0] = thread_sum[0] + ptr-&gt;arr[i];</text:p>
      <text:p text:style-name="P10">}</text:p>
      <text:p text:style-name="P10">pthread_exit(thread_sum);</text:p>
      <text:p text:style-name="P10">}</text:p>
      <text:p text:style-name="P10"/>
      <text:p text:style-name="P10"/>
      <text:p text:style-name="P10"/>
      <text:p text:style-name="P10"/>
      <text:p text:style-name="P10">int main(void)</text:p>
      <text:p text:style-name="P10">{</text:p>
      <text:p text:style-name="P10">int *int_arr = (int *) calloc(arrsize,sizeof(int));</text:p>
      <text:p text:style-name="P10"/>
      <text:p text:style-name="P10">for(int i= 0; i &lt; arrsize ; i++)</text:p>
      <text:p text:style-name="P10">int_arr[i] = i+ 1;</text:p>
      <text:p text:style-name="P10"/>
      <text:p text:style-name="P10">data thread_data[2];</text:p>
      <text:p text:style-name="P10">thread_data[0].thread_num = 0;</text:p>
      <text:p text:style-name="P10">thread_data[0].arr = int_arr;</text:p>
      <text:p text:style-name="P10">thread_data[1].thread_num = 1;</text:p>
      <text:p text:style-name="P10">thread_data[1].arr = int_arr;</text:p>
      <text:p text:style-name="P10"><text:soft-page-break/></text:p>
      <text:p text:style-name="P10">pthread_t tid[2];</text:p>
      <text:p text:style-name="P10"/>
      <text:p text:style-name="P10">pthread_create(&amp;tid[0],NULL, halfsum, &amp;thread_data[0]);</text:p>
      <text:p text:style-name="P10">pthread_create(&amp;tid[1],NULL, halfsum, &amp;thread_data[1]);</text:p>
      <text:p text:style-name="P10"/>
      <text:p text:style-name="P10">int *sum0;</text:p>
      <text:p text:style-name="P10">int *sum1;</text:p>
      <text:p text:style-name="P10"/>
      <text:p text:style-name="P10">pthread_join(tid[0],(void**)&amp;sum0);</text:p>
      <text:p text:style-name="P10">pthread_join(tid[1],(void **)&amp;sum1);</text:p>
      <text:p text:style-name="P10"/>
      <text:p text:style-name="P10">printf("Sum of whole array = %i\n", *sum0 + *sum1);</text:p>
      <text:p text:style-name="P10"/>
      <text:p text:style-name="P10">return 0;</text:p>
      <text:p text:style-name="P10">}</text:p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><text:soft-page-break/>TASK 5:</text:p>
      <text:p text:style-name="P11"/>
      <text:p text:style-name="P12"><text:s/>#include &lt;stdio.h&gt;</text:p>
      <text:p text:style-name="P12">#include &lt;unistd.h&gt;</text:p>
      <text:p text:style-name="P12">#include &lt;stdlib.h&gt;</text:p>
      <text:p text:style-name="P12">#include &lt;pthread.h&gt;</text:p>
      <text:p text:style-name="P12"/>
      <text:p text:style-name="P12">void *hello1(void *i)</text:p>
      <text:p text:style-name="P12">{</text:p>
      <text:p text:style-name="P12"><text:tab/>printf("volunteer1 managing participants %u\n",(int)i);</text:p>
      <text:p text:style-name="P12"><text:tab/>pthread_exit(0);</text:p>
      <text:p text:style-name="P12">}</text:p>
      <text:p text:style-name="P12"/>
      <text:p text:style-name="P12">void *hello2(void *i)</text:p>
      <text:p text:style-name="P12">{</text:p>
      <text:p text:style-name="P12"><text:tab/>i = 25+i;</text:p>
      <text:p text:style-name="P12"><text:tab/>printf("volunteer2 managing participants %d\n",(int)i);</text:p>
      <text:p text:style-name="P12"><text:tab/>pthread_exit(0);</text:p>
      <text:p text:style-name="P12">}</text:p>
      <text:p text:style-name="P12"/>
      <text:p text:style-name="P12">void *hello2(void *i)</text:p>
      <text:p text:style-name="P12">{</text:p>
      <text:p text:style-name="P12"/>
      <text:p text:style-name="P12"><text:tab/>i = 50+i;</text:p>
      <text:p text:style-name="P12"><text:tab/>printf("volunteer3 managing participants %d\n",(int)i);</text:p>
      <text:p text:style-name="P12"><text:tab/>pthread_exit(0);</text:p>
      <text:p text:style-name="P12">}</text:p>
      <text:p text:style-name="P12"/>
      <text:p text:style-name="P12">void *hello4(void *i)</text:p>
      <text:p text:style-name="P12">{</text:p>
      <text:p text:style-name="P12"/>
      <text:p text:style-name="P12"><text:tab/>i = 75+i;</text:p>
      <text:p text:style-name="P12"><text:tab/>printf("volunteer4 managing participants %d\n",(int)i);</text:p>
      <text:p text:style-name="P12"><text:tab/>pthread_exit(0);</text:p>
      <text:p text:style-name="P12">}</text:p>
      <text:p text:style-name="P12"/>
      <text:p text:style-name="P12"/>
      <text:p text:style-name="P12">int main()</text:p>
      <text:p text:style-name="P12">{</text:p>
      <text:p text:style-name="P12">pthread_t tid1[25],tid2[25],tid3[25],tid4[25];</text:p>
      <text:p text:style-name="P12"/>
      <text:p text:style-name="P12">for(int i=0;i &lt; 25; i++)</text:p>
      <text:p text:style-name="P12">{</text:p>
      <text:p text:style-name="P12">pthread_create(&amp;tid1[i],NULL,hello1,(void *)i);</text:p>
      <text:p text:style-name="P12">pthread_join(tid1,0);</text:p>
      <text:p text:style-name="P12">)</text:p>
      <text:p text:style-name="P12"/>
      <text:p text:style-name="P12">for(int i=0;i &lt; 25; i++)</text:p>
      <text:p text:style-name="P12">{</text:p>
      <text:p text:style-name="P12"><text:soft-page-break/>pthread_create(&amp;tid2[i],NULL,hello2,(void *)i);</text:p>
      <text:p text:style-name="P12">pthread_join(tid2,0);</text:p>
      <text:p text:style-name="P12">)</text:p>
      <text:p text:style-name="P12"/>
      <text:p text:style-name="P12">for(int i=0;i &lt; 25; i++)</text:p>
      <text:p text:style-name="P12">{</text:p>
      <text:p text:style-name="P12">pthread_create(&amp;tid3[i],NULL,hello3,(void *)i);</text:p>
      <text:p text:style-name="P12">pthread_join(tid3,0);</text:p>
      <text:p text:style-name="P12">)</text:p>
      <text:p text:style-name="P12"/>
      <text:p text:style-name="P12">for(int i=0;i &lt; 25; i++)</text:p>
      <text:p text:style-name="P12">{</text:p>
      <text:p text:style-name="P12">pthread_create(&amp;tid4[i],NULL,hello4,(void *)i);</text:p>
      <text:p text:style-name="P12">pthread_join(tid4,0);</text:p>
      <text:p text:style-name="P12">)</text:p>
      <text:p text:style-name="P12"/>
      <text:p text:style-name="P12">return 0;</text:p>
      <text:p text:style-name="P1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9T15:37:50.940021143</meta:creation-date>
    <dc:date>2022-04-17T01:35:01.686455406</dc:date>
    <meta:editing-duration>P2DT17H46M16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7" meta:paragraph-count="217" meta:word-count="512" meta:character-count="3970" meta:non-whitespace-character-count="3510"/>
  </office:meta>
</office:document-meta>
</file>